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F650000154A2CA83AE512E23E0A.png" manifest:media-type="image/png"/>
  <manifest:file-entry manifest:full-path="Pictures/10000201000003AB0000051A9DAEB8CDCF7DC4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6.147cm" svg:height="8.636cm" svg:x="1cm" svg:y="1cm">
          <draw:image xlink:href="Pictures/10000201000003AB0000051A9DAEB8CDCF7DC4DC.png" xlink:type="simple" xlink:show="embed" xlink:actuate="onLoad" loext:mime-type="image/png">
            <text:p/>
          </draw:image>
        </draw:frame>
        <draw:frame draw:style-name="gr1" draw:text-style-name="P1" draw:layer="layout" svg:width="6.223cm" svg:height="8.636cm" svg:x="7.452cm" svg:y="0.966cm">
          <draw:image xlink:href="Pictures/1000020100000F650000154A2CA83AE512E23E0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8T13:10:30.034862102</meta:creation-date>
    <dc:date>2018-09-28T13:46:26.727518809</dc:date>
    <meta:editing-duration>PT23M</meta:editing-duration>
    <meta:editing-cycles>3</meta:editing-cycles>
    <meta:generator>LibreOffice/6.1.0.3$Linux_X86_64 LibreOffice_project/10$Build-3</meta:generator>
    <meta:document-statistic meta:object-count="2"/>
  </office:meta>
</office:document-meta>
</file>